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RequestMatchersTests.testJsonLeni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entRequestMatchersTests.testString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RequestMatchersTests.testContentTypeNoMatc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RequestMatchersTests.testByte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RequestMatchersTests.testFormData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RequestMatchersTests.test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ntRequestMatchersTests.test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RequestMatchersTests.testContentTypeNoMatc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RequestMatchersTests.testXml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RequestMatchersTests.testJsonLenien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RequestMatchersTests.testJsonStri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RequestMatchersTests.tes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RequestMatchersTests.testNod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RequestMatchersTests.testJsonStric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RequestMatchersTests.tes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RequestMatchersTests.tes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RequestMatchersTests.testNodeMatcher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